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21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Surnam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Questionnaire 1 10%</text:p>
          </table:table-cell>
          <table:table-cell table:style-name="ce17" office:value-type="string" calcext:value-type="string">
            <text:p>Cumulative grade 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office:value-type="float" office:value="50" calcext:value-type="float">
            <text:p>50</text:p>
          </table:table-cell>
          <table:table-cell table:formula="of:=[.D2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table:formula="of:=[.D3]*0.1" office:value-type="float" office:value="4.5" calcext:value-type="float">
            <text:p>5</text:p>
          </table:table-cell>
          <table:table-cell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table:formula="of:=[.D4]*0.1" office:value-type="float" office:value="3.5" calcext:value-type="float">
            <text:p>4</text:p>
          </table:table-cell>
          <table:table-cell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9" office:value-type="float" office:value="0" calcext:value-type="float">
            <text:p>0</text:p>
          </table:table-cell>
          <table:table-cell table:formula="of:=[.D5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table:formula="of:=[.D6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table:formula="of:=[.D7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table:formula="of:=[.D8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table:formula="of:=[.D9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table:formula="of:=[.D10]*0.1" office:value-type="float" office:value="1.5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table:formula="of:=[.D11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table:formula="of:=[.D12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table:formula="of:=[.D13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table:formula="of:=[.D14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table:formula="of:=[.D15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table:formula="of:=[.D16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table:formula="of:=[.D17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2" table:style-name="ce2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table:formula="of:=[.D19]*0.1" office:value-type="float" office:value="1.5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19" office:value-type="float" office:value="0" calcext:value-type="float">
            <text:p>0</text:p>
          </table:table-cell>
          <table:table-cell table:formula="of:=[.D20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table:formula="of:=[.D21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table:formula="of:=[.D22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table:formula="of:=[.D23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table:formula="of:=[.D24]*0.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40" calcext:value-type="float">
            <text:p>40</text:p>
          </table:table-cell>
          <table:table-cell table:formula="of:=[.D25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table:formula="of:=[.D26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table:formula="of:=[.D27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table:formula="of:=[.D28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table:formula="of:=[.D29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table:formula="of:=[.D30]*0.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style-name="ce19" office:value-type="float" office:value="0" calcext:value-type="float">
            <text:p>0</text:p>
          </table:table-cell>
          <table:table-cell table:formula="of:=[.D31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table:formula="of:=[.D32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table:formula="of:=[.D33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table:formula="of:=[.D34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table:formula="of:=[.D35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19" office:value-type="float" office:value="0" calcext:value-type="float">
            <text:p>0</text:p>
          </table:table-cell>
          <table:table-cell table:formula="of:=[.D36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table:formula="of:=[.D37]*0.1" office:value-type="float" office:value="2.5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table:formula="of:=[.D38]*0.1" office:value-type="float" office:value="2.5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table:formula="of:=[.D39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table:formula="of:=[.D40]*0.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table:formula="of:=[.D41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table:formula="of:=[.D42]*0.1" office:value-type="float" office:value="3.5" calcext:value-type="float">
            <text:p>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E4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0">00/00/0000</text:date>, <text:time style:data-style-name="N2" text:time-value="09:54:11.51670539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04T22:38:47.196659670</dc:date>
    <meta:editing-duration>PT28M41S</meta:editing-duration>
    <meta:editing-cycles>5</meta:editing-cycles>
    <meta:document-statistic meta:table-count="1" meta:cell-count="212" meta:object-count="0"/>
  </office:meta>
</office:document-meta>
</file>